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right="-0.6895in"/>
      <style:text-properties fo:font-size="24pt" style:font-size-asian="24pt" style:font-size-complex="24pt"/>
    </style:style>
    <style:style style:name="P2" style:parent-style-name="Normal" style:family="paragraph">
      <style:paragraph-properties fo:margin-right="-0.6895in"/>
      <style:text-properties fo:font-size="24pt" style:font-size-asian="24pt" style:font-size-complex="24pt"/>
    </style:style>
    <style:style style:name="P3" style:parent-style-name="Normal" style:family="paragraph">
      <style:paragraph-properties fo:margin-right="-0.6895in"/>
      <style:text-properties fo:font-size="24pt" style:font-size-asian="24pt" style:font-size-complex="24pt"/>
    </style:style>
    <style:style style:name="P4" style:parent-style-name="Normal" style:family="paragraph">
      <style:paragraph-properties fo:margin-right="-0.6895in"/>
      <style:text-properties fo:font-size="24pt" style:font-size-asian="24pt" style:font-size-complex="24pt"/>
    </style:style>
    <style:style style:name="P5" style:parent-style-name="Normal" style:family="paragraph">
      <style:paragraph-properties fo:margin-right="-0.6895in" fo:text-indent="0.4916in"/>
      <style:text-properties fo:font-size="24pt" style:font-size-asian="24pt" style:font-size-complex="24pt"/>
    </style:style>
    <style:style style:name="P6" style:parent-style-name="Normal" style:family="paragraph">
      <style:paragraph-properties fo:margin-right="-0.6895in" fo:text-indent="0.4916in"/>
      <style:text-properties fo:font-size="24pt" style:font-size-asian="24pt" style:font-size-complex="24pt"/>
    </style:style>
    <style:style style:name="P7" style:parent-style-name="Normal" style:family="paragraph">
      <style:paragraph-properties fo:margin-right="-0.6895in"/>
    </style:style>
    <style:style style:name="P8" style:parent-style-name="Normal" style:family="paragraph">
      <style:paragraph-properties fo:margin-right="-0.6895in"/>
    </style:style>
    <style:style style:name="P9" style:parent-style-name="Normal" style:family="paragraph">
      <style:paragraph-properties fo:margin-left="0.4916in" fo:margin-right="-0.6895in" fo:text-indent="0.4916in">
        <style:tab-stops/>
      </style:paragraph-properties>
    </style:style>
    <style:style style:name="P10" style:parent-style-name="Normal" style:family="paragraph">
      <style:paragraph-properties fo:margin-left="0.4916in" fo:margin-right="-0.6895in" fo:text-indent="0.4916in">
        <style:tab-stops/>
      </style:paragraph-properties>
    </style:style>
    <style:style style:name="T11" style:parent-style-name="Élevé" style:family="text">
      <style:text-properties style:font-name-complex="Helvetica"/>
    </style:style>
    <style:style style:name="T12" style:parent-style-name="Élevé" style:family="text">
      <style:text-properties style:font-name-complex="Helvetica"/>
    </style:style>
    <style:style style:name="T13" style:parent-style-name="Élevé" style:family="text">
      <style:text-properties style:font-name-complex="Helvetica"/>
    </style:style>
    <style:style style:name="P14" style:parent-style-name="Normal" style:family="paragraph">
      <style:paragraph-properties fo:margin-right="-0.6895in"/>
    </style:style>
    <style:style style:name="P15" style:parent-style-name="Normal" style:family="paragraph">
      <style:paragraph-properties fo:break-before="page" fo:margin-right="-0.6895in"/>
    </style:style>
    <style:style style:name="P16" style:parent-style-name="Normal" style:family="paragraph">
      <style:paragraph-properties fo:text-align="center" fo:margin-right="-0.6895in"/>
      <style:text-properties fo:font-size="24pt" style:font-size-asian="24pt" style:font-size-complex="24pt"/>
    </style:style>
    <style:style style:name="P17" style:parent-style-name="Normal" style:family="paragraph">
      <style:paragraph-properties fo:text-align="center" fo:margin-right="-0.6895in"/>
      <style:text-properties fo:font-size="24pt" style:font-size-asian="24pt" style:font-size-complex="24pt"/>
    </style:style>
    <style:style style:name="P18" style:parent-style-name="Normal" style:family="paragraph">
      <style:paragraph-properties fo:text-align="center" fo:margin-right="-0.6895in"/>
      <style:text-properties fo:font-size="24pt" style:font-size-asian="24pt" style:font-size-complex="24pt"/>
    </style:style>
    <style:style style:name="P19" style:parent-style-name="Normal" style:family="paragraph">
      <style:paragraph-properties fo:text-align="center" fo:margin-right="-0.6895in"/>
      <style:text-properties fo:font-size="24pt" style:font-size-asian="24pt" style:font-size-complex="24pt"/>
    </style:style>
    <style:style style:name="P20" style:parent-style-name="Normal" style:family="paragraph">
      <style:paragraph-properties fo:text-align="center" fo:margin-right="-0.6895in"/>
      <style:text-properties fo:font-size="24pt" style:font-size-asian="24pt" style:font-size-complex="24pt"/>
    </style:style>
    <style:style style:name="P21" style:parent-style-name="Normal" style:family="paragraph">
      <style:paragraph-properties fo:margin-right="-0.6895in" fo:text-indent="0.4916in"/>
      <style:text-properties fo:font-size="18pt" style:font-size-asian="18pt" style:font-size-complex="18pt"/>
    </style:style>
    <style:style style:name="P22" style:parent-style-name="Normal" style:family="paragraph">
      <style:paragraph-properties fo:margin-right="-0.6895in" fo:text-indent="0.4916in"/>
      <style:text-properties fo:font-size="18pt" style:font-size-asian="18pt" style:font-size-complex="18pt"/>
    </style:style>
    <style:style style:name="P23" style:parent-style-name="Normal" style:family="paragraph">
      <style:paragraph-properties fo:margin-right="-0.6895in" fo:text-indent="0.4916in"/>
      <style:text-properties fo:font-size="18pt" style:font-size-asian="18pt" style:font-size-complex="18pt"/>
    </style:style>
    <style:style style:name="P24" style:parent-style-name="Normal" style:family="paragraph">
      <style:paragraph-properties fo:break-before="page" fo:margin-right="-0.6895in"/>
      <style:text-properties fo:font-size="18pt" style:font-size-asian="18pt" style:font-size-complex="18pt"/>
    </style:style>
    <style:style style:name="P25" style:parent-style-name="Normal" style:family="paragraph">
      <style:paragraph-properties fo:margin-right="-0.6895in" fo:text-indent="0.4916in"/>
      <style:text-properties fo:font-size="18pt" style:font-size-asian="18pt" style:font-size-complex="18pt"/>
    </style:style>
    <style:style style:name="P26" style:parent-style-name="Normal" style:family="paragraph">
      <style:paragraph-properties fo:margin-right="-0.6895in" fo:text-indent="0.4916in"/>
      <style:text-properties fo:font-size="18pt" style:font-size-asian="18pt" style:font-size-complex="18pt"/>
    </style:style>
    <style:style style:name="P27" style:parent-style-name="Normal" style:family="paragraph">
      <style:paragraph-properties fo:margin-right="-0.6895in"/>
      <style:text-properties fo:font-size="18pt" style:font-size-asian="18pt" style:font-size-complex="18pt"/>
    </style:style>
    <style:style style:name="P28" style:parent-style-name="Normal" style:family="paragraph">
      <style:paragraph-properties fo:margin-right="-0.6895in"/>
      <style:text-properties fo:font-weight="bold" style:font-weight-asian="bold" fo:font-size="14pt" style:font-size-asian="14pt" style:font-size-complex="14pt"/>
    </style:style>
    <style:style style:name="P29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30" style:parent-style-name="Paragraphedeliste" style:family="paragraph">
      <style:paragraph-properties fo:margin-left="1.2416in" fo:margin-right="-0.6895in">
        <style:tab-stops/>
      </style:paragraph-properties>
    </style:style>
    <style:style style:name="T31" style:parent-style-name="Lienhypertexte" style:family="text">
      <style:text-properties fo:font-size="12pt" style:font-size-asian="12pt" style:font-size-complex="12pt"/>
    </style:style>
    <style:style style:name="P32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33" style:parent-style-name="Paragraphedeliste" style:family="paragraph">
      <style:paragraph-properties fo:margin-left="1.2416in" fo:margin-right="-0.6895in">
        <style:tab-stops/>
      </style:paragraph-properties>
      <style:text-properties fo:font-size="12pt" style:font-size-asian="12pt" style:font-size-complex="12pt"/>
    </style:style>
    <style:style style:name="P34" style:parent-style-name="Normal" style:family="paragraph">
      <style:paragraph-properties fo:margin-right="-0.6895in"/>
      <style:text-properties fo:font-weight="bold" style:font-weight-asian="bold" fo:font-size="14pt" style:font-size-asian="14pt" style:font-size-complex="14pt"/>
    </style:style>
    <style:style style:name="P35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36" style:parent-style-name="Paragraphedeliste" style:family="paragraph">
      <style:paragraph-properties fo:margin-left="1.2416in" fo:margin-right="-0.6895in">
        <style:tab-stops/>
      </style:paragraph-properties>
    </style:style>
    <style:style style:name="T37" style:parent-style-name="Lienhypertexte" style:family="text">
      <style:text-properties fo:font-size="12pt" style:font-size-asian="12pt" style:font-size-complex="12pt"/>
    </style:style>
    <style:style style:name="T38" style:parent-style-name="Lienhypertexte" style:family="text">
      <style:text-properties fo:font-size="12pt" style:font-size-asian="12pt" style:font-size-complex="12pt"/>
    </style:style>
    <style:style style:name="T39" style:parent-style-name="Lienhypertexte" style:family="text">
      <style:text-properties fo:font-size="12pt" style:font-size-asian="12pt" style:font-size-complex="12pt"/>
    </style:style>
    <style:style style:name="P40" style:parent-style-name="Normal" style:family="paragraph">
      <style:paragraph-properties fo:margin-right="-0.6895in"/>
      <style:text-properties fo:font-weight="bold" style:font-weight-asian="bold" fo:font-size="14pt" style:font-size-asian="14pt" style:font-size-complex="14pt"/>
    </style:style>
    <style:style style:name="P41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42" style:parent-style-name="Paragraphedeliste" style:family="paragraph">
      <style:paragraph-properties fo:margin-left="1.2416in" fo:margin-right="-0.6895in">
        <style:tab-stops/>
      </style:paragraph-properties>
    </style:style>
    <style:style style:name="T43" style:parent-style-name="Lienhypertexte" style:family="text">
      <style:text-properties fo:font-size="12pt" style:font-size-asian="12pt" style:font-size-complex="12pt"/>
    </style:style>
    <style:style style:name="P44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45" style:parent-style-name="Paragraphedeliste" style:family="paragraph">
      <style:paragraph-properties fo:margin-left="1.2416in" fo:margin-right="-0.6895in">
        <style:tab-stops/>
      </style:paragraph-properties>
    </style:style>
    <style:style style:name="T46" style:parent-style-name="Lienhypertexte" style:family="text">
      <style:text-properties fo:font-size="12pt" style:font-size-asian="12pt" style:font-size-complex="12pt"/>
    </style:style>
    <style:style style:name="P47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48" style:parent-style-name="Paragraphedeliste" style:family="paragraph">
      <style:paragraph-properties fo:margin-left="1.2416in" fo:margin-right="-0.6895in">
        <style:tab-stops/>
      </style:paragraph-properties>
    </style:style>
    <style:style style:name="T49" style:parent-style-name="Lienhypertexte" style:family="text">
      <style:text-properties fo:font-size="12pt" style:font-size-asian="12pt" style:font-size-complex="12pt"/>
    </style:style>
    <style:style style:name="P50" style:parent-style-name="Normal" style:family="paragraph">
      <style:paragraph-properties fo:margin-right="-0.6895in"/>
      <style:text-properties fo:font-weight="bold" style:font-weight-asian="bold" fo:font-size="14pt" style:font-size-asian="14pt" style:font-size-complex="14pt"/>
    </style:style>
    <style:style style:name="P51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52" style:parent-style-name="Paragraphedeliste" style:family="paragraph">
      <style:paragraph-properties fo:margin-left="1.2416in" fo:margin-right="-0.6895in">
        <style:tab-stops/>
      </style:paragraph-properties>
      <style:text-properties fo:font-size="12pt" style:font-size-asian="12pt" style:font-size-complex="12pt"/>
    </style:style>
    <style:style style:name="P53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54" style:parent-style-name="Paragraphedeliste" style:family="paragraph">
      <style:paragraph-properties fo:margin-left="1.2416in" fo:margin-right="-0.6895in">
        <style:tab-stops/>
      </style:paragraph-properties>
      <style:text-properties fo:font-size="12pt" style:font-size-asian="12pt" style:font-size-complex="12pt"/>
    </style:style>
    <style:style style:name="P55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56" style:parent-style-name="Paragraphedeliste" style:family="paragraph">
      <style:paragraph-properties fo:margin-left="1.2416in" fo:margin-right="-0.6895in">
        <style:tab-stops/>
      </style:paragraph-properties>
      <style:text-properties fo:font-size="12pt" style:font-size-asian="12pt" style:font-size-complex="12pt"/>
    </style:style>
    <style:style style:name="P57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58" style:parent-style-name="Paragraphedeliste" style:family="paragraph">
      <style:paragraph-properties fo:margin-left="1.2416in" fo:margin-right="-0.6895in">
        <style:tab-stops/>
      </style:paragraph-properties>
      <style:text-properties fo:font-size="12pt" style:font-size-asian="12pt" style:font-size-complex="12pt"/>
    </style:style>
    <style:style style:name="P59" style:parent-style-name="Normal" style:family="paragraph">
      <style:paragraph-properties fo:margin-right="-0.6895in"/>
      <style:text-properties fo:font-weight="bold" style:font-weight-asian="bold" fo:font-size="14pt" style:font-size-asian="14pt" style:font-size-complex="14pt"/>
    </style:style>
    <style:style style:name="P60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61" style:parent-style-name="Paragraphedeliste" style:family="paragraph">
      <style:paragraph-properties fo:margin-left="1.2416in" fo:margin-right="-0.6895in">
        <style:tab-stops/>
      </style:paragraph-properties>
      <style:text-properties fo:font-size="12pt" style:font-size-asian="12pt" style:font-size-complex="12pt"/>
    </style:style>
    <style:style style:name="P62" style:parent-style-name="Normal" style:family="paragraph">
      <style:paragraph-properties fo:break-before="page" fo:margin-right="-0.6895in" fo:text-indent="0.4916in"/>
      <style:text-properties fo:font-size="18pt" style:font-size-asian="18pt" style:font-size-complex="18pt"/>
    </style:style>
    <style:style style:name="P63" style:parent-style-name="Normal" style:family="paragraph">
      <style:paragraph-properties fo:margin-right="-0.6895in"/>
      <style:text-properties fo:font-size="18pt" style:font-size-asian="18pt" style:font-size-complex="18pt"/>
    </style:style>
    <style:style style:name="P64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65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66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67" style:parent-style-name="Normal" style:family="paragraph">
      <style:paragraph-properties fo:margin-right="-0.6895in"/>
      <style:text-properties fo:font-weight="bold" style:font-weight-asian="bold" fo:font-size="12pt" style:font-size-asian="12pt" style:font-size-complex="12pt"/>
    </style:style>
    <style:style style:name="P68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69" style:parent-style-name="Paragraphedeliste" style:list-style-name="LFO1" style:family="paragraph">
      <style:paragraph-properties fo:margin-right="-0.6895in"/>
    </style:style>
    <style:style style:name="T70" style:parent-style-name="Policepardéfaut" style:family="text">
      <style:text-properties fo:font-weight="bold" style:font-weight-asian="bold" fo:font-size="14pt" style:font-size-asian="14pt" style:font-size-complex="14pt"/>
    </style:style>
    <style:style style:name="P71" style:parent-style-name="Normal" style:family="paragraph">
      <style:paragraph-properties fo:margin-right="-0.6895in"/>
    </style:style>
    <style:style style:name="T72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73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74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75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76" style:parent-style-name="pl-en" style:family="text">
      <style:text-properties style:font-name-complex="Consolas" fo:color="#795DA3" fo:font-size="12pt" style:font-size-asian="12pt" style:font-size-complex="12pt" fo:background-color="#FFFFFF"/>
    </style:style>
    <style:style style:name="T77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78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79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80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81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82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83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84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P85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86" style:parent-style-name="Paragraphedeliste" style:list-style-name="LFO1" style:family="paragraph">
      <style:paragraph-properties fo:margin-right="-0.6895in"/>
    </style:style>
    <style:style style:name="T87" style:parent-style-name="Policepardéfaut" style:family="text">
      <style:text-properties fo:font-weight="bold" style:font-weight-asian="bold" fo:font-size="14pt" style:font-size-asian="14pt" style:font-size-complex="14pt"/>
    </style:style>
    <style:style style:name="P88" style:parent-style-name="Normal" style:family="paragraph">
      <style:paragraph-properties fo:margin-right="-0.6895in"/>
    </style:style>
    <style:style style:name="T89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90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91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92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93" style:parent-style-name="pl-en" style:family="text">
      <style:text-properties style:font-name-complex="Consolas" fo:color="#795DA3" fo:font-size="12pt" style:font-size-asian="12pt" style:font-size-complex="12pt" fo:background-color="#FFFFFF"/>
    </style:style>
    <style:style style:name="T94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P95" style:parent-style-name="Normal" style:family="paragraph">
      <style:paragraph-properties fo:margin-right="-0.6895in"/>
    </style:style>
    <style:style style:name="T96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97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98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99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00" style:parent-style-name="pl-en" style:family="text">
      <style:text-properties style:font-name-complex="Consolas" fo:color="#795DA3" fo:font-size="12pt" style:font-size-asian="12pt" style:font-size-complex="12pt" fo:background-color="#FFFFFF"/>
    </style:style>
    <style:style style:name="T101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P102" style:parent-style-name="Normal" style:family="paragraph">
      <style:paragraph-properties fo:margin-right="-0.6895in"/>
    </style:style>
    <style:style style:name="T103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104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05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106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07" style:parent-style-name="pl-en" style:family="text">
      <style:text-properties style:font-name-complex="Consolas" fo:color="#795DA3" fo:font-size="12pt" style:font-size-asian="12pt" style:font-size-complex="12pt" fo:background-color="#FFFFFF"/>
    </style:style>
    <style:style style:name="T108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09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T110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11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112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13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T114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15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116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P117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118" style:parent-style-name="Paragraphedeliste" style:list-style-name="LFO1" style:family="paragraph">
      <style:paragraph-properties fo:margin-right="-0.6895in"/>
    </style:style>
    <style:style style:name="T119" style:parent-style-name="Policepardéfaut" style:family="text">
      <style:text-properties fo:font-weight="bold" style:font-weight-asian="bold" fo:font-size="14pt" style:font-size-asian="14pt" style:font-size-complex="14pt"/>
    </style:style>
    <style:style style:name="P120" style:parent-style-name="Normal" style:family="paragraph">
      <style:paragraph-properties fo:margin-right="-0.6895in"/>
    </style:style>
    <style:style style:name="T121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122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23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124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25" style:parent-style-name="pl-en" style:family="text">
      <style:text-properties style:font-name-complex="Consolas" fo:color="#795DA3" fo:font-size="12pt" style:font-size-asian="12pt" style:font-size-complex="12pt" fo:background-color="#FFFFFF"/>
    </style:style>
    <style:style style:name="T126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27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128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29" style:parent-style-name="pl-e" style:family="text">
      <style:text-properties style:font-name-complex="Consolas" fo:color="#795DA3" fo:font-size="12pt" style:font-size-asian="12pt" style:font-size-complex="12pt" fo:background-color="#FFFFFF"/>
    </style:style>
    <style:style style:name="T130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T131" style:parent-style-name="pl-e" style:family="text">
      <style:text-properties style:font-name-complex="Consolas" fo:color="#795DA3" fo:font-size="12pt" style:font-size-asian="12pt" style:font-size-complex="12pt" fo:background-color="#FFFFFF"/>
    </style:style>
    <style:style style:name="T132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T133" style:parent-style-name="pl-e" style:family="text">
      <style:text-properties style:font-name-complex="Consolas" fo:color="#795DA3" fo:font-size="12pt" style:font-size-asian="12pt" style:font-size-complex="12pt" fo:background-color="#FFFFFF"/>
    </style:style>
    <style:style style:name="T134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T135" style:parent-style-name="pl-e" style:family="text">
      <style:text-properties style:font-name-complex="Consolas" fo:color="#795DA3" fo:font-size="12pt" style:font-size-asian="12pt" style:font-size-complex="12pt" fo:background-color="#FFFFFF"/>
    </style:style>
    <style:style style:name="T136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P137" style:parent-style-name="Normal" style:family="paragraph">
      <style:paragraph-properties fo:margin-right="-0.6895in" fo:text-indent="0.4916in"/>
    </style:style>
    <style:style style:name="T138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139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40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141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42" style:parent-style-name="pl-en" style:family="text">
      <style:text-properties style:font-name-complex="Consolas" fo:color="#795DA3" fo:font-size="12pt" style:font-size-asian="12pt" style:font-size-complex="12pt" fo:background-color="#FFFFFF"/>
    </style:style>
    <style:style style:name="T143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44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T145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46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147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48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T149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50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151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52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T153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54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155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56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T157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58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159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60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T161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62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163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P164" style:parent-style-name="Normal" style:family="paragraph">
      <style:paragraph-properties fo:margin-right="-0.6895in" fo:text-indent="0.4916in"/>
    </style:style>
    <style:style style:name="T165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166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67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T168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69" style:parent-style-name="pl-en" style:family="text">
      <style:text-properties style:font-name-complex="Consolas" fo:color="#795DA3" fo:font-size="12pt" style:font-size-asian="12pt" style:font-size-complex="12pt" fo:background-color="#FFFFFF"/>
    </style:style>
    <style:style style:name="T170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71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T172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73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174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P175" style:parent-style-name="Normal" style:family="paragraph">
      <style:paragraph-properties fo:margin-right="-0.6895in" fo:text-indent="0.4916in"/>
    </style:style>
    <style:style style:name="T176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177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78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T179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80" style:parent-style-name="pl-en" style:family="text">
      <style:text-properties style:font-name-complex="Consolas" fo:color="#795DA3" fo:font-size="12pt" style:font-size-asian="12pt" style:font-size-complex="12pt" fo:background-color="#FFFFFF"/>
    </style:style>
    <style:style style:name="T181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82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T183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84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185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P186" style:parent-style-name="Normal" style:family="paragraph">
      <style:paragraph-properties fo:margin-right="-0.6895in"/>
      <style:text-properties style:font-name-complex="Consolas" fo:color="#333333" fo:font-size="12pt" style:font-size-asian="12pt" style:font-size-complex="12pt" fo:background-color="#FFFFFF"/>
    </style:style>
    <style:style style:name="P187" style:parent-style-name="Normal" style:family="paragraph">
      <style:paragraph-properties fo:margin-right="-0.6895in"/>
      <style:text-properties style:font-name-complex="Consolas" fo:color="#333333" fo:font-size="12pt" style:font-size-asian="12pt" style:font-size-complex="12pt" fo:background-color="#FFFFFF"/>
    </style:style>
    <style:style style:name="P188" style:parent-style-name="Normal" style:family="paragraph">
      <style:paragraph-properties fo:margin-right="-0.6895in"/>
    </style:style>
    <style:style style:name="T189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190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91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192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93" style:parent-style-name="pl-en" style:family="text">
      <style:text-properties style:font-name-complex="Consolas" fo:color="#795DA3" fo:font-size="12pt" style:font-size-asian="12pt" style:font-size-complex="12pt" fo:background-color="#FFFFFF"/>
    </style:style>
    <style:style style:name="T194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95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T196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97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198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199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00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01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202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03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04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05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206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07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08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09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210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P211" style:parent-style-name="Normal" style:family="paragraph">
      <style:paragraph-properties fo:margin-right="-0.6895in"/>
    </style:style>
    <style:style style:name="T212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13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14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15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16" style:parent-style-name="pl-en" style:family="text">
      <style:text-properties style:font-name-complex="Consolas" fo:color="#795DA3" fo:font-size="12pt" style:font-size-asian="12pt" style:font-size-complex="12pt" fo:background-color="#FFFFFF"/>
    </style:style>
    <style:style style:name="T217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18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19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20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T221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22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223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24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25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26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T227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28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229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P230" style:parent-style-name="Normal" style:family="paragraph">
      <style:paragraph-properties fo:margin-right="-0.6895in"/>
      <style:text-properties style:font-name="Consolas" style:font-name-complex="Consolas" fo:color="#333333" fo:font-size="12pt" style:font-size-asian="12pt" style:font-size-complex="12pt" fo:background-color="#FFFFFF"/>
    </style:style>
    <style:style style:name="P231" style:parent-style-name="Normal" style:family="paragraph">
      <style:paragraph-properties fo:margin-right="-0.6895in"/>
      <style:text-properties style:font-name="Consolas" style:font-name-complex="Consolas" fo:color="#333333" fo:font-size="12pt" style:font-size-asian="12pt" style:font-size-complex="12pt" fo:background-color="#FFFFFF"/>
    </style:style>
    <style:style style:name="P232" style:parent-style-name="Normal" style:family="paragraph">
      <style:paragraph-properties fo:margin-right="-0.6895in"/>
      <style:text-properties style:font-name="Consolas" style:font-name-complex="Consolas" fo:color="#333333" fo:font-size="12pt" style:font-size-asian="12pt" style:font-size-complex="12pt" fo:background-color="#FFFFFF"/>
    </style:style>
    <style:style style:name="P233" style:parent-style-name="Paragraphedeliste" style:list-style-name="LFO1" style:family="paragraph">
      <style:paragraph-properties fo:margin-right="-0.6895in"/>
      <style:text-properties style:font-name="Consolas" style:font-name-complex="Consolas" fo:font-weight="bold" style:font-weight-asian="bold" fo:color="#333333" fo:font-size="14pt" style:font-size-asian="14pt" style:font-size-complex="14pt" fo:background-color="#FFFFFF"/>
    </style:style>
    <style:style style:name="P234" style:parent-style-name="Normal" style:family="paragraph">
      <style:paragraph-properties fo:margin-right="-0.6895in"/>
    </style:style>
    <style:style style:name="T235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36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37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38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39" style:parent-style-name="pl-en" style:family="text">
      <style:text-properties style:font-name-complex="Consolas" fo:color="#795DA3" fo:font-size="12pt" style:font-size-asian="12pt" style:font-size-complex="12pt" fo:background-color="#FFFFFF"/>
    </style:style>
    <style:style style:name="T240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41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T242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43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244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45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T246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47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248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P249" style:parent-style-name="Normal" style:family="paragraph">
      <style:paragraph-properties fo:margin-right="-0.6895in"/>
    </style:style>
    <style:style style:name="T250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51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52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53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54" style:parent-style-name="pl-en" style:family="text">
      <style:text-properties style:font-name-complex="Consolas" fo:color="#795DA3" fo:font-size="12pt" style:font-size-asian="12pt" style:font-size-complex="12pt" fo:background-color="#FFFFFF"/>
    </style:style>
    <style:style style:name="T255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56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T257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58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259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P260" style:parent-style-name="Normal" style:family="paragraph">
      <style:paragraph-properties fo:margin-right="-0.6895in"/>
    </style:style>
    <style:style style:name="T261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62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63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64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65" style:parent-style-name="pl-en" style:family="text">
      <style:text-properties style:font-name-complex="Consolas" fo:color="#795DA3" fo:font-size="12pt" style:font-size-asian="12pt" style:font-size-complex="12pt" fo:background-color="#FFFFFF"/>
    </style:style>
    <style:style style:name="T266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67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68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69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270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P271" style:parent-style-name="Normal" style:family="paragraph">
      <style:paragraph-properties fo:margin-right="-0.6895in"/>
    </style:style>
    <style:style style:name="T272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73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74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75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76" style:parent-style-name="pl-en" style:family="text">
      <style:text-properties style:font-name-complex="Consolas" fo:color="#795DA3" fo:font-size="12pt" style:font-size-asian="12pt" style:font-size-complex="12pt" fo:background-color="#FFFFFF"/>
    </style:style>
    <style:style style:name="T277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P278" style:parent-style-name="Normal" style:family="paragraph">
      <style:paragraph-properties fo:margin-right="-0.6895in"/>
    </style:style>
    <style:style style:name="T279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80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81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82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83" style:parent-style-name="pl-en" style:family="text">
      <style:text-properties style:font-name-complex="Consolas" fo:color="#795DA3" fo:font-size="12pt" style:font-size-asian="12pt" style:font-size-complex="12pt" fo:background-color="#FFFFFF"/>
    </style:style>
    <style:style style:name="T284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85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86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87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288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89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90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91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292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93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94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95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296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97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298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299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300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P301" style:parent-style-name="Normal" style:family="paragraph">
      <style:paragraph-properties fo:margin-right="-0.6895in"/>
    </style:style>
    <style:style style:name="T302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303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304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305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306" style:parent-style-name="pl-en" style:family="text">
      <style:text-properties style:font-name-complex="Consolas" fo:color="#795DA3" fo:font-size="12pt" style:font-size-asian="12pt" style:font-size-complex="12pt" fo:background-color="#FFFFFF"/>
    </style:style>
    <style:style style:name="T307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308" style:parent-style-name="pl-smi" style:family="text">
      <style:text-properties style:font-name-complex="Consolas" fo:color="#333333" fo:font-size="12pt" style:font-size-asian="12pt" style:font-size-complex="12pt" fo:background-color="#FFFFFF"/>
    </style:style>
    <style:style style:name="T309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310" style:parent-style-name="pl-v" style:family="text">
      <style:text-properties style:font-name-complex="Consolas" fo:color="#ED6A43" fo:font-size="12pt" style:font-size-asian="12pt" style:font-size-complex="12pt" fo:background-color="#FFFFFF"/>
    </style:style>
    <style:style style:name="T311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P312" style:parent-style-name="Normal" style:family="paragraph">
      <style:paragraph-properties fo:margin-right="-0.6895in"/>
    </style:style>
    <style:style style:name="T313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314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315" style:parent-style-name="pl-k" style:family="text">
      <style:text-properties style:font-name-complex="Consolas" fo:color="#A71D5D" fo:font-size="12pt" style:font-size-asian="12pt" style:font-size-complex="12pt" fo:background-color="#FFFFFF"/>
    </style:style>
    <style:style style:name="T316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T317" style:parent-style-name="pl-en" style:family="text">
      <style:text-properties style:font-name-complex="Consolas" fo:color="#795DA3" fo:font-size="12pt" style:font-size-asian="12pt" style:font-size-complex="12pt" fo:background-color="#FFFFFF"/>
    </style:style>
    <style:style style:name="T318" style:parent-style-name="Policepardéfaut" style:family="text">
      <style:text-properties style:font-name-complex="Consolas" fo:color="#333333" fo:font-size="12pt" style:font-size-asian="12pt" style:font-size-complex="12pt" fo:background-color="#FFFFFF"/>
    </style:style>
    <style:style style:name="P319" style:parent-style-name="Normal" style:family="paragraph">
      <style:paragraph-properties fo:break-before="page" fo:margin-right="-0.6895in"/>
      <style:text-properties style:font-name-complex="Consolas" fo:color="#333333" fo:font-size="12pt" style:font-size-asian="12pt" style:font-size-complex="12pt" fo:background-color="#FFFFFF"/>
    </style:style>
    <style:style style:name="P320" style:parent-style-name="Normal" style:family="paragraph">
      <style:paragraph-properties fo:margin-right="-0.6895in" fo:text-indent="0.4916in"/>
      <style:text-properties fo:font-size="18pt" style:font-size-asian="18pt" style:font-size-complex="18pt"/>
    </style:style>
    <style:style style:name="P321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322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323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324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325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326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327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328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329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330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331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332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333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334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335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336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337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338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339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340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341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342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343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344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345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346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347" style:parent-style-name="Normal" style:family="paragraph">
      <style:paragraph-properties fo:margin-left="0.4916in" fo:margin-right="-0.6895in">
        <style:tab-stops/>
      </style:paragraph-properties>
      <style:text-properties fo:font-size="12pt" style:font-size-asian="12pt" style:font-size-complex="12pt"/>
    </style:style>
    <style:style style:name="P348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349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350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351" style:parent-style-name="Paragraphedeliste" style:list-style-name="LFO1" style:family="paragraph">
      <style:paragraph-properties fo:margin-right="-0.6895in"/>
      <style:text-properties fo:font-size="12pt" style:font-size-asian="12pt" style:font-size-complex="12pt"/>
    </style:style>
    <style:style style:name="P352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353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354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355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356" style:parent-style-name="Normal" style:family="paragraph">
      <style:paragraph-properties fo:margin-right="-0.6895in"/>
      <style:text-properties fo:font-size="12pt" style:font-size-asian="12pt" style:font-size-complex="12pt"/>
    </style:style>
    <style:style style:name="P357" style:parent-style-name="Normal" style:family="paragraph">
      <style:paragraph-properties fo:margin-right="-0.6895in"/>
    </style:style>
    <style:style style:name="T358" style:parent-style-name="Policepardéfaut" style:family="text">
      <style:text-properties fo:font-size="12pt" style:font-size-asian="12pt" style:font-size-complex="12pt"/>
    </style:style>
    <style:style style:name="T359" style:parent-style-name="Policepardéfaut" style:family="text">
      <style:text-properties fo:font-size="12pt" style:font-size-asian="12pt" style:font-size-complex="12pt"/>
    </style:style>
    <style:style style:name="T360" style:parent-style-name="Policepardéfau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>Wiki Refonte Smartgeo Mobile Android</text:p>
      <text:p text:style-name="P7"/>
      <text:p text:style-name="P8"/>
      <text:p text:style-name="P9">Le dépôt :<text:tab/><text:a xlink:href="https://github.com/gismartwaredev/smartgeomobile" office:target-frame-name="_top" xlink:show="replace"><text:span text:style-name="Lienhypertexte">https://github.com/gismartwaredev/smartgeomobile</text:span></text:a></text:p>
      <text:p text:style-name="P10">La branche :<text:tab/><text:span text:style-name="T11">android-cordova-web</text:span><text:bookmark-start text:name="_Hlt432597507"/><text:bookmark-start text:name="_Hlt432597508"/><text:span text:style-name="T12">v</text:span><text:bookmark-end text:name="_Hlt432597507"/><text:bookmark-end text:name="_Hlt432597508"/><text:span text:style-name="T13">iew</text:span></text:p>
      <text:p text:style-name="P14"/>
      <text:p text:style-name="P15"/>
      <text:p text:style-name="P16"/>
      <text:p text:style-name="P17"/>
      <text:p text:style-name="P18">SOMMAIRE</text:p>
      <text:p text:style-name="P19"/>
      <text:p text:style-name="P20"/>
      <text:p text:style-name="P21">I – Tools et utilitaires nécessaires pour la nouvelle appli.</text:p>
      <text:p text:style-name="P22">II – L’ancienne application, ses spécificités.</text:p>
      <text:p text:style-name="P23">III – Les changements opérés.</text:p>
      <text:p text:style-name="P24"/>
      <text:p text:style-name="P25"/>
      <text:p text:style-name="P26">I – Tools et utilitaires nécessaires pour la nouvelle appli.</text:p>
      <text:p text:style-name="P27"/>
      <text:p text:style-name="P28">Git :<text:s/></text:p>
      <text:list text:style-name="LFO1" text:continue-numbering="true">
        <text:list-item>
          <text:p text:style-name="P29">Download :<text:s/></text:p>
        </text:list-item>
      </text:list>
      <text:p text:style-name="P30"><text:a xlink:href="https://git-scm.com/download/win" office:target-frame-name="_top" xlink:show="replace"><text:span text:style-name="T31">https://git-scm.com/download/win</text:span></text:a></text:p>
      <text:list text:style-name="LFO1" text:continue-numbering="true">
        <text:list-item>
          <text:p text:style-name="P32">Clone :<text:s/></text:p>
        </text:list-item>
      </text:list>
      <text:p text:style-name="P33">git clone –b android-cordova-webview https://github.com/gismartwaredev/smartgeomobile.git</text:p>
      <text:p text:style-name="P34">Node et NPM :</text:p>
      <text:list text:style-name="LFO1" text:continue-numbering="true">
        <text:list-item>
          <text:p text:style-name="P35">Download :<text:s/></text:p>
        </text:list-item>
      </text:list>
      <text:p text:style-name="P36"><text:a xlink:href="https://nodejs.org/en" office:target-frame-name="_top" xlink:show="replace"><text:span text:style-name="T37">https://nodejs.</text:span><text:bookmark-start text:name="_Hlt432598208"/><text:span text:style-name="T38">o</text:span><text:bookmark-end text:name="_Hlt432598208"/><text:span text:style-name="T39">rg/en</text:span></text:a></text:p>
      <text:p text:style-name="P40">SDK Android :</text:p>
      <text:list text:style-name="LFO1" text:continue-numbering="true">
        <text:list-item>
          <text:p text:style-name="P41">Installer JAVA (au moins le jdk 7) :</text:p>
        </text:list-item>
      </text:list>
      <text:p text:style-name="P42"><text:a xlink:href="http://www.oracle.com/technetwork/java/javase/downloads/index.html" office:target-frame-name="_top" xlink:show="replace"><text:span text:style-name="T43">http://www.oracle.com/technetwork/java/javase/downloads/index.html</text:span></text:a></text:p>
      <text:list text:style-name="LFO1" text:continue-numbering="true">
        <text:list-item>
          <text:p text:style-name="P44">Installer les sdk android ou<text:s/>android studio directement :<text:s/></text:p>
        </text:list-item>
      </text:list>
      <text:p text:style-name="P45"><text:a xlink:href="https://developer.android.com/sdk/installing/index.html?pkg=studio" office:target-frame-name="_top" xlink:show="replace"><text:span text:style-name="T46">https://developer.android.com/sdk/installing/index.html?pkg=studio</text:span></text:a></text:p>
      <text:list text:style-name="LFO1" text:continue-numbering="true">
        <text:list-item>
          <text:p text:style-name="P47">Installer les derniers tools SDK :</text:p>
        </text:list-item>
      </text:list>
      <text:p text:style-name="P48"><text:a xlink:href="https://developer.android.com/sdk/installing/adding-packages.html" office:target-frame-name="_top" xlink:show="replace"><text:span text:style-name="T49">https://developer.android.com/sdk/installing/adding-packages.html</text:span></text:a></text:p>
      <text:p text:style-name="P50">Cordova :</text:p>
      <text:list text:style-name="LFO1" text:continue-numbering="true">
        <text:list-item>
          <text:p text:style-name="P51">Installation depuis un terminal :<text:s/></text:p>
        </text:list-item>
      </text:list>
      <text:p text:style-name="P52">npm install –g cordova</text:p>
      <text:list text:style-name="LFO1" text:continue-numbering="true">
        <text:list-item>
          <text:p text:style-name="P53">Ajouter la platform Android à l’application :</text:p>
        </text:list-item>
      </text:list>
      <text:p text:style-name="P54">cordova platform add android</text:p>
      <text:list text:style-name="LFO1" text:continue-numbering="true">
        <text:list-item>
          <text:p text:style-name="P55">Build l’application Android :</text:p>
        </text:list-item>
      </text:list>
      <text:p text:style-name="P56">cordova build android</text:p>
      <text:list text:style-name="LFO1" text:continue-numbering="true">
        <text:list-item>
          <text:p text:style-name="P57">Lancer l’application sur émulateur ou sur hardware :</text:p>
        </text:list-item>
      </text:list>
      <text:soft-page-break/>
      <text:p text:style-name="P58">cordova run android</text:p>
      <text:p text:style-name="P59">Chrome Inspector:</text:p>
      <text:list text:style-name="LFO1" text:continue-numbering="true">
        <text:list-item>
          <text:p text:style-name="P60">Pour avoir un rendu en temps réel de l’application sur chrome, se rendre à l’url suivante, brancher le matériel en usb et l’application lancée devrait apparaitre dans l’inspecteur :</text:p>
        </text:list-item>
      </text:list>
      <text:p text:style-name="P61">chrome://inspect/#devices</text:p>
      <text:soft-page-break/>
      <text:p text:style-name="P62">II – L’ancienne application, ses spécificités.</text:p>
      <text:p text:style-name="P63"/>
      <text:p text:style-name="P64">L’ancienne application avait une architecture spécifique, l’application allait<text:s/>récupérer (à la manière de cordova) l’application web dans le dossier app du dépôt, pour le zipper dans un dossier de la plateforme android pour ensuite pouvoir build le tout.</text:p>
      <text:p text:style-name="P65"/>
      <text:p text:style-name="P66">Le plugin le plus important et ce qu’il fallait/faut refondre est :<text:s/></text:p>
      <text:p text:style-name="P67">content-shell/src/com/gismartware/mobile/plugins/SmartGeoMobilePlugins.java</text:p>
      <text:p text:style-name="P68">Possédant les différentes fonctions suivantes :</text:p>
      <text:list text:style-name="LFO1" text:continue-numbering="true">
        <text:list-item>
          <text:p text:style-name="P69"><text:span text:style-name="T70">Photo :</text:span></text:p>
        </text:list-item>
      </text:list>
      <text:p text:style-name="P71"><text:span text:style-name="T72">public</text:span><text:span text:style-name="T73"><text:s/></text:span><text:span text:style-name="T74">void</text:span><text:span text:style-name="T75"><text:s/></text:span><text:span text:style-name="T76">launchCamera</text:span><text:span text:style-name="T77">(</text:span><text:span text:style-name="T78">int</text:span><text:span text:style-name="T79"><text:s/></text:span><text:span text:style-name="T80">callbackId</text:span><text:span text:style-name="T81">)<text:s/></text:span><text:span text:style-name="T82">throws</text:span><text:span text:style-name="T83"><text:s/></text:span><text:span text:style-name="T84">IOException;</text:span></text:p>
      <text:p text:style-name="P85"/>
      <text:list text:style-name="LFO1" text:continue-numbering="true">
        <text:list-item>
          <text:p text:style-name="P86"><text:span text:style-name="T87">GPS :</text:span></text:p>
        </text:list-item>
      </text:list>
      <text:p text:style-name="P88"><text:span text:style-name="T89">public</text:span><text:span text:style-name="T90"><text:s/></text:span><text:span text:style-name="T91">void</text:span><text:span text:style-name="T92"><text:s/></text:span><text:span text:style-name="T93">startWatchingPosition</text:span><text:span text:style-name="T94">();</text:span></text:p>
      <text:p text:style-name="P95"><text:span text:style-name="T96">public</text:span><text:span text:style-name="T97"><text:s/></text:span><text:span text:style-name="T98">void</text:span><text:span text:style-name="T99"><text:s/></text:span><text:span text:style-name="T100">stopWatchingPosition</text:span><text:span text:style-name="T101">();</text:span></text:p>
      <text:p text:style-name="P102"><text:span text:style-name="T103">protected</text:span><text:span text:style-name="T104"><text:s/></text:span><text:span text:style-name="T105">boolean</text:span><text:span text:style-name="T106"><text:s/></text:span><text:span text:style-name="T107">isBetterLocation</text:span><text:span text:style-name="T108">(</text:span><text:span text:style-name="T109">Location</text:span><text:span text:style-name="T110"><text:s/></text:span><text:span text:style-name="T111">location</text:span><text:span text:style-name="T112">,<text:s/></text:span><text:span text:style-name="T113">Location</text:span><text:span text:style-name="T114"><text:s/></text:span><text:span text:style-name="T115">currentBestLocation</text:span><text:span text:style-name="T116">);</text:span></text:p>
      <text:p text:style-name="P117"/>
      <text:list text:style-name="LFO1" text:continue-numbering="true">
        <text:list-item>
          <text:p text:style-name="P118"><text:span text:style-name="T119">Database :</text:span></text:p>
        </text:list-item>
      </text:list>
      <text:p text:style-name="P120"><text:span text:style-name="T121">private</text:span><text:span text:style-name="T122"><text:s/></text:span><text:span text:style-name="T123">class</text:span><text:span text:style-name="T124"><text:s/></text:span><text:span text:style-name="T125">GetTileFromURLAndSetItToDatabase</text:span><text:span text:style-name="T126"><text:s/></text:span><text:span text:style-name="T127">extends</text:span><text:span text:style-name="T128"><text:s/></text:span><text:span text:style-name="T129">AsyncTask&lt;</text:span><text:span text:style-name="T130">String</text:span><text:span text:style-name="T131">,<text:s/></text:span><text:span text:style-name="T132">Void</text:span><text:span text:style-name="T133">,<text:s/></text:span><text:span text:style-name="T134">String</text:span><text:span text:style-name="T135">&gt;</text:span><text:span text:style-name="T136"><text:s/>{</text:span></text:p>
      <text:p text:style-name="P137"><text:span text:style-name="T138">public</text:span><text:span text:style-name="T139"><text:s/></text:span><text:span text:style-name="T140">void</text:span><text:span text:style-name="T141"><text:s/></text:span><text:span text:style-name="T142">authenticate</text:span><text:span text:style-name="T143">(</text:span><text:span text:style-name="T144">String</text:span><text:span text:style-name="T145"><text:s/></text:span><text:span text:style-name="T146">url</text:span><text:span text:style-name="T147">,<text:s/></text:span><text:span text:style-name="T148">String</text:span><text:span text:style-name="T149"><text:s/></text:span><text:span text:style-name="T150">user</text:span><text:span text:style-name="T151">,<text:s/></text:span><text:span text:style-name="T152">String</text:span><text:span text:style-name="T153"><text:s/></text:span><text:span text:style-name="T154">password</text:span><text:span text:style-name="T155">,<text:s/></text:span><text:span text:style-name="T156">String</text:span><text:span text:style-name="T157"><text:s/></text:span><text:span text:style-name="T158">site</text:span><text:span text:style-name="T159">,<text:s/></text:span><text:span text:style-name="T160">String</text:span><text:span text:style-name="T161"><text:s/></text:span><text:span text:style-name="T162">token</text:span><text:span text:style-name="T163">);</text:span></text:p>
      <text:p text:style-name="P164"><text:span text:style-name="T165">protected</text:span><text:span text:style-name="T166"><text:s/></text:span><text:span text:style-name="T167">String</text:span><text:span text:style-name="T168"><text:s/></text:span><text:span text:style-name="T169">request</text:span><text:span text:style-name="T170">(</text:span><text:span text:style-name="T171">String</text:span><text:span text:style-name="T172">...<text:s/></text:span><text:span text:style-name="T173">params</text:span><text:span text:style-name="T174">);</text:span></text:p>
      <text:p text:style-name="P175"><text:span text:style-name="T176">protected</text:span><text:span text:style-name="T177"><text:s/></text:span><text:span text:style-name="T178">String</text:span><text:span text:style-name="T179"><text:s/></text:span><text:span text:style-name="T180">doInBackground</text:span><text:span text:style-name="T181">(</text:span><text:span text:style-name="T182">String</text:span><text:span text:style-name="T183">...<text:s/></text:span><text:span text:style-name="T184">params</text:span><text:span text:style-name="T185">);</text:span></text:p>
      <text:p text:style-name="P186">}</text:p>
      <text:p text:style-name="P187"/>
      <text:p text:style-name="P188"><text:span text:style-name="T189">public</text:span><text:span text:style-name="T190"><text:s/></text:span><text:span text:style-name="T191">void</text:span><text:span text:style-name="T192"><text:s/></text:span><text:span text:style-name="T193">getTileURLFromDB</text:span><text:span text:style-name="T194">(</text:span><text:span text:style-name="T195">String</text:span><text:span text:style-name="T196"><text:s/></text:span><text:span text:style-name="T197">url</text:span><text:span text:style-name="T198">,<text:s/></text:span><text:span text:style-name="T199">int</text:span><text:span text:style-name="T200"><text:s/></text:span><text:span text:style-name="T201">z</text:span><text:span text:style-name="T202">,<text:s/></text:span><text:span text:style-name="T203">int</text:span><text:span text:style-name="T204"><text:s/></text:span><text:span text:style-name="T205">x</text:span><text:span text:style-name="T206">,<text:s/></text:span><text:span text:style-name="T207">int</text:span><text:span text:style-name="T208"><text:s/></text:span><text:span text:style-name="T209">y</text:span><text:span text:style-name="T210">);</text:span></text:p>
      <text:p text:style-name="P211"><text:span text:style-name="T212">public</text:span><text:span text:style-name="T213"><text:s/></text:span><text:span text:style-name="T214">void</text:span><text:span text:style-name="T215"><text:s/></text:span><text:span text:style-name="T216">writeJSON</text:span><text:span text:style-name="T217">(</text:span><text:span text:style-name="T218">final</text:span><text:span text:style-name="T219"><text:s/></text:span><text:span text:style-name="T220">String</text:span><text:span text:style-name="T221"><text:s/></text:span><text:span text:style-name="T222">json</text:span><text:span text:style-name="T223">,<text:s/></text:span><text:span text:style-name="T224">final</text:span><text:span text:style-name="T225"><text:s/></text:span><text:span text:style-name="T226">String</text:span><text:span text:style-name="T227"><text:s/></text:span><text:span text:style-name="T228">path</text:span><text:span text:style-name="T229">);</text:span></text:p>
      <text:p text:style-name="P230"/>
      <text:p text:style-name="P231"/>
      <text:p text:style-name="P232"/>
      <text:soft-page-break/>
      <text:list text:style-name="LFO1" text:continue-numbering="true">
        <text:list-item>
          <text:p text:style-name="P233">Autre :</text:p>
        </text:list-item>
      </text:list>
      <text:p text:style-name="P234"><text:span text:style-name="T235">private</text:span><text:span text:style-name="T236"><text:s/></text:span><text:span text:style-name="T237">boolean</text:span><text:span text:style-name="T238"><text:s/></text:span><text:span text:style-name="T239">isSameProvider</text:span><text:span text:style-name="T240">(</text:span><text:span text:style-name="T241">String</text:span><text:span text:style-name="T242"><text:s/></text:span><text:span text:style-name="T243">provider1</text:span><text:span text:style-name="T244">,<text:s/></text:span><text:span text:style-name="T245">String</text:span><text:span text:style-name="T246"><text:s/></text:span><text:span text:style-name="T247">provider2</text:span><text:span text:style-name="T248">);</text:span></text:p>
      <text:p text:style-name="P249"><text:span text:style-name="T250">public</text:span><text:span text:style-name="T251"><text:s/></text:span><text:span text:style-name="T252">void</text:span><text:span text:style-name="T253"><text:s/></text:span><text:span text:style-name="T254">log</text:span><text:span text:style-name="T255">(</text:span><text:span text:style-name="T256">String</text:span><text:span text:style-name="T257"><text:s/></text:span><text:span text:style-name="T258">message</text:span><text:span text:style-name="T259">);</text:span></text:p>
      <text:p text:style-name="P260"><text:span text:style-name="T261">public</text:span><text:span text:style-name="T262"><text:s/></text:span><text:span text:style-name="T263">void</text:span><text:span text:style-name="T264"><text:s/></text:span><text:span text:style-name="T265">vibrate</text:span><text:span text:style-name="T266">(</text:span><text:span text:style-name="T267">long</text:span><text:span text:style-name="T268"><text:s/></text:span><text:span text:style-name="T269">ms</text:span><text:span text:style-name="T270">);</text:span></text:p>
      <text:p text:style-name="P271"><text:span text:style-name="T272">public</text:span><text:span text:style-name="T273"><text:s/></text:span><text:span text:style-name="T274">void</text:span><text:span text:style-name="T275"><text:s/></text:span><text:span text:style-name="T276">getDeviceId</text:span><text:span text:style-name="T277">();</text:span></text:p>
      <text:p text:style-name="P278"><text:span text:style-name="T279">public</text:span><text:span text:style-name="T280"><text:s/></text:span><text:span text:style-name="T281">void</text:span><text:span text:style-name="T282"><text:s/></text:span><text:span text:style-name="T283">goTo</text:span><text:span text:style-name="T284">(</text:span><text:span text:style-name="T285">float</text:span><text:span text:style-name="T286"><text:s/></text:span><text:span text:style-name="T287">longOrig</text:span><text:span text:style-name="T288">,<text:s/></text:span><text:span text:style-name="T289">float</text:span><text:span text:style-name="T290"><text:s/></text:span><text:span text:style-name="T291">latOrig</text:span><text:span text:style-name="T292">,<text:s/></text:span><text:span text:style-name="T293">float</text:span><text:span text:style-name="T294"><text:s/></text:span><text:span text:style-name="T295">longDest</text:span><text:span text:style-name="T296">,<text:s/></text:span><text:span text:style-name="T297">float</text:span><text:span text:style-name="T298"><text:s/></text:span><text:span text:style-name="T299">latDest</text:span><text:span text:style-name="T300">);</text:span></text:p>
      <text:p text:style-name="P301"><text:span text:style-name="T302">public</text:span><text:span text:style-name="T303"><text:s/></text:span><text:span text:style-name="T304">void</text:span><text:span text:style-name="T305"><text:s/></text:span><text:span text:style-name="T306">redirect</text:span><text:span text:style-name="T307">(</text:span><text:span text:style-name="T308">String</text:span><text:span text:style-name="T309"><text:s/></text:span><text:span text:style-name="T310">url</text:span><text:span text:style-name="T311">);</text:span></text:p>
      <text:p text:style-name="P312"><text:span text:style-name="T313">public</text:span><text:span text:style-name="T314"><text:s/></text:span><text:span text:style-name="T315">void</text:span><text:span text:style-name="T316"><text:s/></text:span><text:span text:style-name="T317">getExtApplicationDirectory</text:span><text:span text:style-name="T318">();</text:span></text:p>
      <text:p text:style-name="P319"/>
      <text:p text:style-name="P320">III – Les changements opérés.</text:p>
      <text:p text:style-name="P321"/>
      <text:p text:style-name="P322">Migration de l’application vers cordova pour uniformiser le lien entre la version ios et android.</text:p>
      <text:p text:style-name="P323"/>
      <text:p text:style-name="P324">Utilisation de différents plugins<text:s/>cordova pour migrer les différentes fonctionnalités de l’ancienne version de l’application android vers la nouvelle, et nous ne réinventons pas la roue.</text:p>
      <text:p text:style-name="P325"/>
      <text:p text:style-name="P326">Réécriture de fonctions en javascript en utilisant des fonctionnalités de plugin existant pour obtenir un code non spécifique à android, fonctionnel sur plusieurs plateformes.</text:p>
      <text:p text:style-name="P327"/>
      <text:p text:style-name="P328">Utilisation de la webview interne à cordova plutôt que l’ancienne, moins de bug, et compatibilité vers des versions d’android plus récentes, testé sur android 5.x et 6.0.</text:p>
      <text:p text:style-name="P329"/>
      <text:p text:style-name="P330">La liste<text:s/>des différents plugins cordova utilisés :</text:p>
      <text:list text:style-name="LFO1" text:continue-numbering="true">
        <text:list-item>
          <text:p text:style-name="P331">cordova-plugin-camera</text:p>
        </text:list-item>
        <text:list-item>
          <text:p text:style-name="P332">cordova-plugin-dialogs</text:p>
        </text:list-item>
        <text:list-item>
          <text:p text:style-name="P333">cordova-plugin-file</text:p>
        </text:list-item>
        <text:list-item>
          <text:p text:style-name="P334">cordova-plugin-geolocation</text:p>
        </text:list-item>
        <text:list-item>
          <text:p text:style-name="P335">cordova-plugin-inappbrowser</text:p>
        </text:list-item>
        <text:list-item>
          <text:p text:style-name="P336">cordova-plugin-vibration</text:p>
        </text:list-item>
        <text:list-item>
          <text:p text:style-name="P337">cordova-plugin-whitelist</text:p>
        </text:list-item>
        <text:list-item>
          <text:p text:style-name="P338">cordova-sqlite-storage (litehelpers sqlite)</text:p>
        </text:list-item>
      </text:list>
      <text:p text:style-name="P339"/>
      <text:p text:style-name="P340">Les différent(e)s fonctions/méthodes/fichiers ajouté(e)s/modifié(e)s/supprimé(e)s (prototypes de fonctions)  ainsi que l’endroit où elles se trouvent:</text:p>
      <text:list text:style-name="LFO1" text:continue-numbering="true">
        <text:list-item>
          <text:p text:style-name="P341">www/javascripts/vendors/leaflet.filecache.js :<text:s/></text:p>
          <text:list text:continue-numbering="true">
            <text:list-item>
              <text:p text:style-name="P342">writeTileToDB: function(tileObject, dataUrl, callback) ;</text:p>
            </text:list-item>
            <text:list-item>
              <text:p text:style-name="P343">fetchTileFromDB: function(image, z, x, y) ;</text:p>
            </text:list-item>
            <text:list-item>
              <text:p text:style-name="P344">writeMetadataTileFile: function(tileObject, metadata, callback) ; (modifiée)</text:p>
            </text:list-item>
            <text:list-item>
              <text:p text:style-name="P345">fetchTileFromCache: function(image, z, x, y) ; (supprimée)</text:p>
            </text:list-item>
            <text:list-item>
              <text:p text:style-name="P346">writeTileToCache : function(tileObject, dataUrl, callback) ; (supprimée)</text:p>
            </text:list-item>
          </text:list>
        </text:list-item>
      </text:list>
      <text:p text:style-name="P347"/>
      <text:list text:style-name="LFO1" text:continue-numbering="true">
        <text:list-item>
          <text:p text:style-name="P348">www/javascripts/vendors/leaflet.filecache.android.js (supprimé)</text:p>
        </text:list-item>
        <text:list-item>
          <text:p text:style-name="P349">www/javascripts/factories/factory.Asset.js :</text:p>
          <text:list text:continue-numbering="true">
            <text:list-item>
              <text:p text:style-name="P350">Asset.findAssetsByCriteria = function(search, callback, zones, partial_response, request) ; (modifiée)</text:p>
            </text:list-item>
            <text:list-item>
              <text:p text:style-name="P351">Asset.findInBounds = function(center, bounds, callback) ; (modifiée)</text:p>
            </text:list-item>
          </text:list>
        </text:list-item>
      </text:list>
      <text:p text:style-name="P352"/>
      <text:p text:style-name="P353">Toutes les conditions appelant des chromiumcallbacks ont été modifiées, ou celles ayant une vérification de la présence de cordova, de manière à utiliser au maximum le code déjà fait, et/ou le modifier pour fonctionner avec android sans troubler le fonctionnement de l’appli<text:s/>ios. Cependant, il faudrait importer les fonctions créées, et ajouter celles modifiées dans le code de l’application ios, un merge peut fonctionner partiellement,<text:s/>il est possible<text:s/>que seulement l’appel de la fonction<text:s/>fetchtilefromdb dans loadtile est à conditionner, ainsi que la fonction writeMetadataTileFile qui a été modifiée pour<text:s/>stocker les metadata<text:s/>dans<text:s/>la db, seulement l’ancienne fonctionnait avec les fichiers png directement<text:s/>stockés dans l’appareil et pas en db, ce qui risque de poser soucis au moment du merge,<text:s/>il semble que ce soit les seuls cas, il n’est pas impossible qu’il y en ai plus.</text:p>
      <text:p text:style-name="P354"/>
      <text:p text:style-name="P355">Le plugin Smartgeomobile.java de l’ancienne application n’est plus utilisé.</text:p>
      <text:p text:style-name="P356"/>
      <text:p text:style-name="P357"><text:span text:style-name="T358">La plupart des fonctions ajoutées sont commentées, si ce n’est toutes</text:span><text:span text:style-name="T359">, pas toutes les fonctions modifiées</text:span><text:span text:style-name="T36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-smi" style:display-name="pl-smi" style:family="text" style:parent-style-name="Policepardéfaut"/>
    <style:style style:name="pl-v" style:display-name="pl-v" style:family="text" style:parent-style-name="Policepardéfaut"/>
    <style:style style:name="pl-k" style:display-name="pl-k" style:family="text" style:parent-style-name="Policepardéfaut"/>
    <style:style style:name="pl-en" style:display-name="pl-en" style:family="text" style:parent-style-name="Policepardéfaut"/>
    <style:style style:name="pl-e" style:display-name="pl-e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immy TOUBERT</meta:initial-creator>
    <dc:creator>Jimmy TOUBERT</dc:creator>
    <meta:creation-date>2015-10-14T12:46:00Z</meta:creation-date>
    <dc:date>2015-10-15T08:04:00Z</dc:date>
    <meta:template xlink:href="Normal.dotm" xlink:type="simple"/>
    <meta:editing-cycles>6</meta:editing-cycles>
    <meta:editing-duration>PT7140S</meta:editing-duration>
    <meta:document-statistic meta:page-count="8" meta:paragraph-count="12" meta:word-count="933" meta:character-count="6054" meta:row-count="42" meta:non-whitespace-character-count="5133"/>
  </office:meta>
</office:document-meta>
</file>